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3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4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5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6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7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8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9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0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2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4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6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18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0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2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2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48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57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57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60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65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66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67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68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9" style:family="paragraph" style:parent-style-name="Standard" style:list-style-name="L15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24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3" style:family="paragraph" style:parent-style-name="Standard" style:list-style-name="L37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6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8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80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82" style:family="paragraph" style:parent-style-name="Standard" style:list-style-name="L52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5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8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287e2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2"><text:s/></text:p>
      <text:list xml:id="list2295281644243457267" text:style-name="L1">
        <text:list-item>
          <text:p text:style-name="P5">Atributs:</text:p>
          <text:list>
            <text:list-item>
              <text:p text:style-name="P5">Mobility </text:p>
            </text:list-item>
            <text:list-item>
              <text:p text:style-name="P5">Reproduction</text:p>
            </text:list-item>
            <text:list-item>
              <text:p text:style-name="P5">Resistance</text:p>
            </text:list-item>
          </text:list>
          <text:p text:style-name="P5"/>
        </text:list-item>
        <text:list-item>
          <text:p text:style-name="P5">Poders:</text:p>
          <text:list>
            <text:list-item>
              <text:p text:style-name="P5">No</text:p>
            </text:list-item>
            <text:list-item>
              <text:p text:style-name="P5">No</text:p>
            </text:list-item>
          </text:list>
          <text:p text:style-name="P5"/>
        </text:list-item>
        <text:list-item>
          <text:p text:style-name="P6">Goals:</text:p>
        </text:list-item>
      </text:list>
      <text:list xml:id="list667964271802367820" text:style-name="L2">
        <text:list-item>
          <text:list>
            <text:list-item>
              <text:p text:style-name="P7">Dispersal</text:p>
            </text:list-item>
          </text:list>
        </text:list-item>
      </text:list>
      <text:list xml:id="list141949657578824" text:continue-list="list2295281644243457267" text:style-name="L1">
        <text:list-header>
          <text:p text:style-name="P5"/>
        </text:list-header>
        <text:list-item>
          <text:p text:style-name="P5">Achievements:</text:p>
        </text:list-item>
      </text:list>
      <text:list xml:id="list862899185833887894" text:style-name="L3">
        <text:list-item>
          <text:list>
            <text:list-item>
              <text:p text:style-name="P8">Rookie: Success -&gt; Dibuix</text:p>
            </text:list-item>
            <text:list-item>
              <text:p text:style-name="P8">Perfection 1: Perfect -&gt; text <text:span text:style-name="T6">exoplanets</text:span></text:p>
            </text:list-item>
            <text:list-item>
              <text:p text:style-name="P9">Leftovers: have 10 EPs -&gt; <text:span text:style-name="T6">text </text:span>first ancestors</text:p>
            </text:list-item>
          </text:list>
        </text:list-item>
      </text:list>
      <text:list xml:id="list141949633958550" text:continue-list="list141949657578824" text:style-name="L1">
        <text:list-header>
          <text:p text:style-name="P5"/>
        </text:list-header>
        <text:list-item>
          <text:p text:style-name="P5">Story:</text:p>
          <text:list>
            <text:list-item>
              <text:p text:style-name="P5">Dibu: Bot a la selva </text:p>
            </text:list-item>
            <text:list-item>
              <text:p text:style-name="P5">Contingut: Despertar dels bots</text:p>
            </text:list-item>
            <text:list-item>
              <text:p text:style-name="P5">Text: "Who are we? Who created us?"</text:p>
            </text:list-item>
          </text:list>
        </text:list-item>
      </text:list>
      <text:p text:style-name="P2"/>
      <text:p text:style-name="P2"/>
      <text:p text:style-name="P3"><text:span text:style-name="T1">2 - </text:span>Multi-goal </text:p>
      <text:p text:style-name="P2"/>
      <text:list xml:id="list888451709282936213" text:style-name="L4">
        <text:list-item>
          <text:p text:style-name="P10">Atributs:</text:p>
          <text:list>
            <text:list-item>
              <text:p text:style-name="P10">Mobility </text:p>
            </text:list-item>
            <text:list-item>
              <text:p text:style-name="P10">Reproduction</text:p>
            </text:list-item>
            <text:list-item>
              <text:p text:style-name="P10">Resistance</text:p>
            </text:list-item>
          </text:list>
          <text:p text:style-name="P10"/>
        </text:list-item>
        <text:list-item>
          <text:p text:style-name="P10">Poders:</text:p>
          <text:list>
            <text:list-item>
              <text:p text:style-name="P10">No</text:p>
            </text:list-item>
            <text:list-item>
              <text:p text:style-name="P10">No</text:p>
            </text:list-item>
          </text:list>
          <text:p text:style-name="P10"/>
        </text:list-item>
        <text:list-item>
          <text:p text:style-name="P10">Goals:</text:p>
        </text:list-item>
      </text:list>
      <text:list xml:id="list7251933112580032967" text:style-name="L5">
        <text:list-item>
          <text:list>
            <text:list-item>
              <text:p text:style-name="P11">Dispersal</text:p>
            </text:list-item>
            <text:list-item>
              <text:p text:style-name="P11">Dispersal</text:p>
            </text:list-item>
            <text:list-item>
              <text:p text:style-name="P11">Dispersal</text:p>
            </text:list-item>
          </text:list>
        </text:list-item>
      </text:list>
      <text:list xml:id="list141950861019238" text:continue-list="list888451709282936213" text:style-name="L4">
        <text:list-header>
          <text:p text:style-name="P10"/>
        </text:list-header>
        <text:list-item>
          <text:p text:style-name="P10">Achievements:</text:p>
        </text:list-item>
      </text:list>
      <text:list xml:id="list3767088788295700467" text:style-name="L6">
        <text:list-item>
          <text:list>
            <text:list-item>
              <text:p text:style-name="P12">Getting used to: Success -&gt; Dibuix </text:p>
            </text:list-item>
            <text:list-item>
              <text:p text:style-name="P12">Perfection 2: Perfect -&gt; text hominins</text:p>
            </text:list-item>
            <text:list-item>
              <text:p text:style-name="P13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41950833104693" text:continue-list="list141950861019238" text:style-name="L4">
        <text:list-header>
          <text:p text:style-name="P10"/>
        </text:list-header>
        <text:list-item>
          <text:p text:style-name="P10">Story: </text:p>
          <text:list>
            <text:list-item>
              <text:p text:style-name="P10">Dibu: Homínids cap a la zona volcànica</text:p>
            </text:list-item>
            <text:list-item>
              <text:p text:style-name="P10">Contingut: Consciència de grup</text:p>
            </text:list-item>
            <text:list-item>
              <text:p text:style-name="P10">Text: "Our destiny is to arrive to the mountain of fire"</text:p>
            </text:list-item>
          </text:list>
        </text:list-item>
      </text:list>
      <text:p text:style-name="P2"/>
      <text:p text:style-name="P2"/>
      <text:p text:style-name="P3">3 - <text:span text:style-name="T1">Bo</text:span>osts</text:p>
      <text:p text:style-name="P2"/>
      <text:list xml:id="list3637188994968188049" text:style-name="L7">
        <text:list-item>
          <text:p text:style-name="P14">Atributs:</text:p>
          <text:list>
            <text:list-item>
              <text:p text:style-name="P14">Mobility</text:p>
            </text:list-item>
            <text:list-item>
              <text:p text:style-name="P14">Reproduction</text:p>
            </text:list-item>
            <text:list-item>
              <text:p text:style-name="P14">Resistance</text:p>
            </text:list-item>
          </text:list>
          <text:p text:style-name="P14"/>
        </text:list-item>
        <text:list-item>
          <text:p text:style-name="P14">Poders:</text:p>
          <text:list>
            <text:list-item>
              <text:p text:style-name="P14">Resistance</text:p>
            </text:list-item>
            <text:list-item>
              <text:p text:style-name="P14">Reproduction</text:p>
            </text:list-item>
          </text:list>
          <text:p text:style-name="P14"/>
        </text:list-item>
        <text:list-item>
          <text:p text:style-name="P14">Goals:</text:p>
        </text:list-item>
      </text:list>
      <text:list xml:id="list8680556309029395770" text:style-name="L8">
        <text:list-item>
          <text:list>
            <text:list-item>
              <text:p text:style-name="P15">Dispersal</text:p>
            </text:list-item>
            <text:list-item>
              <text:p text:style-name="P15">Dispersal</text:p>
            </text:list-item>
            <text:list-item>
              <text:p text:style-name="P15">Dispersal</text:p>
            </text:list-item>
            <text:list-item>
              <text:p text:style-name="P15">Dispersal</text:p>
            </text:list-item>
            <text:list-item>
              <text:p text:style-name="P15">Dispersal</text:p>
            </text:list-item>
          </text:list>
        </text:list-item>
      </text:list>
      <text:list xml:id="list141949783024635" text:continue-list="list3637188994968188049" text:style-name="L7">
        <text:list-header>
          <text:p text:style-name="P14"/>
        </text:list-header>
        <text:list-item>
          <text:p text:style-name="P14">Achievements:</text:p>
        </text:list-item>
      </text:list>
      <text:list xml:id="list4280818371849020655" text:style-name="L9">
        <text:list-item>
          <text:list>
            <text:list-item>
              <text:p text:style-name="P16">Boosted: Success -&gt; Dibuix</text:p>
            </text:list-item>
            <text:list-item>
              <text:p text:style-name="P16">Perfection 3: Perfect -&gt; <text:span text:style-name="T9">img</text:span> Beagle and Darwin</text:p>
            </text:list-item>
            <text:list-item>
              <text:p text:style-name="P17">The hard way: have 10 EPs →<text:span text:style-name="T8"> text reproduction in hunter gatherers</text:span></text:p>
            </text:list-item>
          </text:list>
        </text:list-item>
      </text:list>
      <text:list xml:id="list141950931831895" text:continue-list="list141949783024635" text:style-name="L7">
        <text:list-header>
          <text:p text:style-name="P14"/>
        </text:list-header>
        <text:list-item>
          <text:p text:style-name="P14">Story: </text:p>
          <text:list>
            <text:list-item>
              <text:p text:style-name="P14">Dibu: Homínid descobrint el foc</text:p>
            </text:list-item>
            <text:list-item>
              <text:p text:style-name="P14">Contingut: Sentit d'identitat i de destí de conquerir el planeta</text:p>
            </text:list-item>
            <text:list-item>
              <text:p text:style-name="P14">Text: "We are the masters of fire. We are the Zho'll"</text:p>
            </text:list-item>
          </text:list>
        </text:list-item>
      </text:list>
      <text:p text:style-name="P67"/>
      <text:p text:style-name="P4"><text:span text:style-name="T3">4 - </text:span><text:span text:style-name="T2">Technology</text:span></text:p>
      <text:p text:style-name="P2"/>
      <text:list xml:id="list3440937311707502914" text:style-name="L10">
        <text:list-item>
          <text:p text:style-name="P18">Atributs:</text:p>
          <text:list>
            <text:list-item>
              <text:p text:style-name="P18">Mobility</text:p>
            </text:list-item>
            <text:list-item>
              <text:p text:style-name="P18">Technology</text:p>
            </text:list-item>
            <text:list-item>
              <text:p text:style-name="P18">Resistance</text:p>
            </text:list-item>
          </text:list>
          <text:p text:style-name="P18"/>
        </text:list-item>
        <text:list-item>
          <text:p text:style-name="P18">Poders:</text:p>
          <text:list>
            <text:list-item>
              <text:p text:style-name="P18">Reproduction</text:p>
            </text:list-item>
            <text:list-item>
              <text:p text:style-name="P18">Resistance</text:p>
            </text:list-item>
          </text:list>
          <text:p text:style-name="P18"/>
        </text:list-item>
        <text:list-item>
          <text:p text:style-name="P18">Goals:</text:p>
        </text:list-item>
      </text:list>
      <text:list xml:id="list6230302020973398505" text:style-name="L11">
        <text:list-item>
          <text:list>
            <text:list-item>
              <text:p text:style-name="P19">Dispersal</text:p>
            </text:list-item>
            <text:list-item>
              <text:p text:style-name="P19">Dispersal</text:p>
            </text:list-item>
            <text:list-item>
              <text:p text:style-name="P19">Dispersal</text:p>
            </text:list-item>
            <text:list-item>
              <text:p text:style-name="P19">Dispersal</text:p>
            </text:list-item>
            <text:list-item>
              <text:p text:style-name="P19">Dispersal</text:p>
            </text:list-item>
          </text:list>
        </text:list-item>
      </text:list>
      <text:list xml:id="list141949763837628" text:continue-list="list3440937311707502914" text:style-name="L10">
        <text:list-header>
          <text:p text:style-name="P18"/>
        </text:list-header>
        <text:list-item>
          <text:p text:style-name="P18">Achievements:</text:p>
        </text:list-item>
      </text:list>
      <text:list xml:id="list4419631194691500373" text:style-name="L12">
        <text:list-item>
          <text:list>
            <text:list-item>
              <text:p text:style-name="P20">Introducing Tech: Success -&gt; Dibuix</text:p>
            </text:list-item>
            <text:list-item>
              <text:p text:style-name="P20">Perfection 4: Perfect -&gt; <text:span text:style-name="T10">txt </text:span>Origins of technology and language </text:p>
            </text:list-item>
            <text:list-item>
              <text:p text:style-name="P21"><text:span text:style-name="T7">Tech nerd: No Boosts </text:span>-&gt;<text:span text:style-name="T7"> txt </text:span>quote Feynman</text:p>
            </text:list-item>
          </text:list>
        </text:list-item>
      </text:list>
      <text:list xml:id="list141951061910486" text:continue-list="list141949763837628" text:style-name="L10">
        <text:list-header>
          <text:p text:style-name="P18"/>
        </text:list-header>
        <text:list-item>
          <text:p text:style-name="P18">Story: </text:p>
          <text:list>
            <text:list-item>
              <text:p text:style-name="P18">Dibu: Escena domèstica amb foc i eines en una cova</text:p>
            </text:list-item>
            <text:list-item>
              <text:p text:style-name="P18">Contingut: Posseïdors de tecnologia, presència dels Guies</text:p>
            </text:list-item>
            <text:list-item>
              <text:p text:style-name="P18">Text: "Fire and stone are our tools. With the help of our Guides we will conquer this world"</text:p>
            </text:list-item>
          </text:list>
        </text:list-item>
      </text:list>
      <text:p text:style-name="P67"/>
      <text:p text:style-name="P4"><text:span text:style-name="T3">5 - </text:span><text:span text:style-name="T2">First encounters</text:span></text:p>
      <text:p text:style-name="P2"/>
      <text:list xml:id="list7374416248649855536" text:style-name="L13">
        <text:list-item>
          <text:p text:style-name="P22">Atributs:</text:p>
          <text:list>
            <text:list-item>
              <text:p text:style-name="P22">Mobility</text:p>
            </text:list-item>
            <text:list-item>
              <text:p text:style-name="P22">Reproduction</text:p>
            </text:list-item>
            <text:list-item>
              <text:p text:style-name="P22">Technology</text:p>
            </text:list-item>
          </text:list>
          <text:p text:style-name="P22"/>
        </text:list-item>
        <text:list-item>
          <text:p text:style-name="P22">Poders:</text:p>
          <text:list>
            <text:list-item>
              <text:p text:style-name="P22">Reproduction</text:p>
            </text:list-item>
            <text:list-item>
              <text:p text:style-name="P22">Resistance</text:p>
            </text:list-item>
          </text:list>
          <text:p text:style-name="P22"/>
        </text:list-item>
        <text:list-item>
          <text:p text:style-name="P22">Goals:</text:p>
        </text:list-item>
      </text:list>
      <text:list xml:id="list6939958017413359729" text:style-name="L14">
        <text:list-item>
          <text:list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</text:list>
        </text:list-item>
      </text:list>
      <text:list xml:id="list141949865922829" text:continue-list="list7374416248649855536" text:style-name="L13">
        <text:list-header>
          <text:p text:style-name="P22"/>
        </text:list-header>
        <text:list-item>
          <text:p text:style-name="P22">Achievements:</text:p>
        </text:list-item>
      </text:list>
      <text:list xml:id="list2727313855704429432" text:style-name="L15">
        <text:list-item>
          <text:list>
            <text:list-item>
              <text:p text:style-name="P24">Getting away: Success -&gt; Dibuix</text:p>
            </text:list-item>
            <text:list-item>
              <text:p text:style-name="P24">Perfection 5: Perfect -&gt; <text:span text:style-name="T10">txt Ficció sobre Neanderthals</text:span></text:p>
            </text:list-item>
            <text:list-item>
              <text:p text:style-name="P69">??</text:p>
            </text:list-item>
          </text:list>
        </text:list-item>
      </text:list>
      <text:list xml:id="list141949797920537" text:continue-list="list141949865922829" text:style-name="L13">
        <text:list-header>
          <text:p text:style-name="P22"/>
        </text:list-header>
        <text:list-item>
          <text:p text:style-name="P22">Story:</text:p>
          <text:list>
            <text:list-item>
              <text:p text:style-name="P22">Dibu: Escena de caça</text:p>
            </text:list-item>
            <text:list-item>
              <text:p text:style-name="P22">Contingut: Arrogància, tot els va bé </text:p>
            </text:list-item>
            <text:list-item>
              <text:p text:style-name="P22">Text: "We will not be afraid of anyone or anything."</text:p>
            </text:list-item>
          </text:list>
          <text:p text:style-name="P22"/>
        </text:list-item>
      </text:list>
      <text:p text:style-name="P2"/>
      <text:p text:style-name="P3">6 - Cultural Influence</text:p>
      <text:p text:style-name="P2"/>
      <text:list xml:id="list153296787011940241" text:style-name="L16">
        <text:list-item>
          <text:p text:style-name="P25">Atributs:</text:p>
          <text:list>
            <text:list-item>
              <text:p text:style-name="P25">Influence</text:p>
            </text:list-item>
            <text:list-item>
              <text:p text:style-name="P25">Mobility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7146545842870838485" text:style-name="L17">
        <text:list-item>
          <text:list>
            <text:list-item>
              <text:p text:style-name="P26">Dispersal</text:p>
            </text:list-item>
            <text:list-item>
              <text:p text:style-name="P26">Dispersal</text:p>
            </text:list-item>
            <text:list-item>
              <text:p text:style-name="P26">Dispersal</text:p>
            </text:list-item>
          </text:list>
        </text:list-item>
      </text:list>
      <text:list xml:id="list141950986359908" text:continue-list="list153296787011940241" text:style-name="L16">
        <text:list-header>
          <text:p text:style-name="P25"/>
        </text:list-header>
        <text:list-item>
          <text:p text:style-name="P25">Achievements:</text:p>
        </text:list-item>
      </text:list>
      <text:list xml:id="list331339129175610376" text:style-name="L18">
        <text:list-item>
          <text:list>
            <text:list-item>
              <text:p text:style-name="P27">Influencer: Success -&gt; Dibuix</text:p>
            </text:list-item>
            <text:list-item>
              <text:p text:style-name="P27">Perfection 6: Perfect -&gt; <text:span text:style-name="T10">img </text:span>Hybridation Neanderthals</text:p>
            </text:list-item>
            <text:list-item>
              <text:p text:style-name="P65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64"/>
      <text:list xml:id="list141950754418076" text:continue-list="list141950986359908" text:style-name="L16">
        <text:list-item>
          <text:p text:style-name="P25">Story:</text:p>
          <text:list>
            <text:list-item>
              <text:p text:style-name="P25">Dibu: Escena de recolecció</text:p>
            </text:list-item>
            <text:list-item>
              <text:p text:style-name="P25">Contingut: Els Zho'll estan expandint-se i guanyant força</text:p>
            </text:list-item>
            <text:list-item>
              <text:p text:style-name="P25">Text: "The Guides watch us and provide for us"</text:p>
            </text:list-item>
          </text:list>
          <text:p text:style-name="P25"/>
        </text:list-item>
      </text:list>
      <text:p text:style-name="P2"/>
      <text:p text:style-name="P3">7 - Warfare</text:p>
      <text:p text:style-name="P2"/>
      <text:list xml:id="list6040199534494544454" text:style-name="L19">
        <text:list-item>
          <text:p text:style-name="P28">Atributs:</text:p>
          <text:list>
            <text:list-item>
              <text:p text:style-name="P28">Warfare</text:p>
            </text:list-item>
            <text:list-item>
              <text:p text:style-name="P28">Mobility</text:p>
            </text:list-item>
            <text:list-item>
              <text:p text:style-name="P28">Technology</text:p>
            </text:list-item>
          </text:list>
          <text:p text:style-name="P28"/>
        </text:list-item>
        <text:list-item>
          <text:p text:style-name="P28">Poders:</text:p>
          <text:list>
            <text:list-item>
              <text:p text:style-name="P28">Reproduction</text:p>
            </text:list-item>
            <text:list-item>
              <text:p text:style-name="P28">Resistance</text:p>
            </text:list-item>
          </text:list>
          <text:p text:style-name="P28"/>
        </text:list-item>
        <text:list-item>
          <text:p text:style-name="P28">Goals:</text:p>
        </text:list-item>
      </text:list>
      <text:list xml:id="list4899036425031497127" text:style-name="L20">
        <text:list-item>
          <text:list>
            <text:list-item>
              <text:p text:style-name="P29">Dispersal</text:p>
            </text:list-item>
            <text:list-item>
              <text:p text:style-name="P29">Dispersal</text:p>
            </text:list-item>
            <text:list-item>
              <text:p text:style-name="P29">Dispersal</text:p>
            </text:list-item>
          </text:list>
        </text:list-item>
      </text:list>
      <text:list xml:id="list141949963196889" text:continue-list="list6040199534494544454" text:style-name="L19">
        <text:list-header>
          <text:p text:style-name="P28"/>
        </text:list-header>
        <text:list-item>
          <text:p text:style-name="P28">Achievements:</text:p>
        </text:list-item>
      </text:list>
      <text:list xml:id="list2083382032069259595" text:style-name="L21">
        <text:list-item>
          <text:list>
            <text:list-item>
              <text:p text:style-name="P30">Call to arms: Success -&gt; Dibuix</text:p>
            </text:list-item>
            <text:list-item>
              <text:p text:style-name="P30">Perfection 7: Perfect -&gt; <text:span text:style-name="T11">img warfare</text:span></text:p>
            </text:list-item>
            <text:list-item>
              <text:p text:style-name="P66">The world on horseback: creuar muntanyes pel nord-&gt; txt quote genghis khan</text:p>
            </text:list-item>
          </text:list>
        </text:list-item>
      </text:list>
      <text:list xml:id="list141951246879653" text:continue-list="list141949963196889" text:style-name="L19">
        <text:list-header>
          <text:p text:style-name="P28"/>
        </text:list-header>
        <text:list-item>
          <text:p text:style-name="P28">Story:</text:p>
          <text:list>
            <text:list-item>
              <text:p text:style-name="P28">Dibu: Escena de pesca</text:p>
            </text:list-item>
            <text:list-item>
              <text:p text:style-name="P28">Contingut: Els Zho'll poden acomplir el seu destí sense els Guies</text:p>
            </text:list-item>
            <text:list-item>
              <text:p text:style-name="P28">Text: "Do we need the Guides? The Zho'll already own this land!"</text:p>
            </text:list-item>
          </text:list>
        </text:list-item>
      </text:list>
      <text:p text:style-name="P2"/>
      <text:p text:style-name="P2"/>
      <text:p text:style-name="P3">8 - Climate change</text:p>
      <text:p text:style-name="P2"/>
      <text:list xml:id="list7397768118535273283" text:style-name="L22">
        <text:list-item>
          <text:p text:style-name="P31">Atributs:</text:p>
          <text:list>
            <text:list-item>
              <text:p text:style-name="P31">Influence </text:p>
            </text:list-item>
            <text:list-item>
              <text:p text:style-name="P31">Warfare</text:p>
            </text:list-item>
            <text:list-item>
              <text:p text:style-name="P31">Resistance</text:p>
            </text:list-item>
          </text:list>
          <text:p text:style-name="P31"/>
        </text:list-item>
        <text:list-item>
          <text:p text:style-name="P31">Poders:</text:p>
          <text:list>
            <text:list-item>
              <text:p text:style-name="P31">Mobility</text:p>
            </text:list-item>
            <text:list-item>
              <text:p text:style-name="P31">Reproduction</text:p>
            </text:list-item>
          </text:list>
          <text:p text:style-name="P31"/>
        </text:list-item>
        <text:list-item>
          <text:p text:style-name="P31">Goals:</text:p>
        </text:list-item>
      </text:list>
      <text:list xml:id="list8191685597254312627" text:style-name="L23">
        <text:list-item>
          <text:list>
            <text:list-item>
              <text:p text:style-name="P32">Dispersal</text:p>
            </text:list-item>
            <text:list-item>
              <text:p text:style-name="P32">Dispersal</text:p>
            </text:list-item>
            <text:list-item>
              <text:p text:style-name="P32">Dispersal</text:p>
            </text:list-item>
            <text:list-item>
              <text:p text:style-name="P32">Dispersal</text:p>
            </text:list-item>
          </text:list>
        </text:list-item>
      </text:list>
      <text:list xml:id="list141950736030608" text:continue-list="list7397768118535273283" text:style-name="L22">
        <text:list-header>
          <text:p text:style-name="P31"/>
        </text:list-header>
        <text:list-item>
          <text:p text:style-name="P31">Achievements:</text:p>
        </text:list-item>
      </text:list>
      <text:list xml:id="list3488880737264650442" text:style-name="L24">
        <text:list-item>
          <text:list>
            <text:list-item>
              <text:p text:style-name="P33">The crossing: Success -&gt; Dibuix</text:p>
            </text:list-item>
            <text:list-item>
              <text:p text:style-name="P33">Perfection 8: Perfect -&gt; Nanook</text:p>
            </text:list-item>
            <text:list-item>
              <text:p text:style-name="P70">??</text:p>
            </text:list-item>
          </text:list>
        </text:list-item>
      </text:list>
      <text:list xml:id="list141950466822635" text:continue-list="list141950736030608" text:style-name="L22">
        <text:list-header>
          <text:p text:style-name="P31"/>
        </text:list-header>
        <text:list-item>
          <text:p text:style-name="P31">Story:</text:p>
        </text:list-item>
      </text:list>
      <text:list xml:id="list3497054461778474968" text:style-name="L25">
        <text:list-item>
          <text:list>
            <text:list-item>
              <text:p text:style-name="P34">Dibu: Escena de combat </text:p>
            </text:list-item>
            <text:list-item>
              <text:p text:style-name="P34">Contingut: Dubtes; encara necessiten als Guies</text:p>
            </text:list-item>
            <text:list-item>
              <text:p text:style-name="P34">Text: "But we are not alone..."</text:p>
            </text:list-item>
          </text:list>
        </text:list-item>
      </text:list>
      <text:p text:style-name="P2"/>
      <text:p text:style-name="P2"/>
      <text:p text:style-name="P3">9 - Crowded place</text:p>
      <text:p text:style-name="P2"/>
      <text:list xml:id="list9111626809035208541" text:style-name="L26">
        <text:list-item>
          <text:p text:style-name="P35">Atributs:</text:p>
          <text:list>
            <text:list-item>
              <text:p text:style-name="P35">Reproduction</text:p>
            </text:list-item>
            <text:list-item>
              <text:p text:style-name="P35">Technology</text:p>
            </text:list-item>
            <text:list-item>
              <text:p text:style-name="P35">Mobility</text:p>
            </text:list-item>
          </text:list>
          <text:p text:style-name="P35"/>
        </text:list-item>
        <text:list-item>
          <text:p text:style-name="P35">Poders:</text:p>
          <text:list>
            <text:list-item>
              <text:p text:style-name="P35">Warfare</text:p>
            </text:list-item>
            <text:list-item>
              <text:p text:style-name="P35">Influence</text:p>
            </text:list-item>
          </text:list>
          <text:p text:style-name="P35"/>
        </text:list-item>
        <text:list-item>
          <text:p text:style-name="P35">Goals:</text:p>
        </text:list-item>
      </text:list>
      <text:list xml:id="list9197074702472264417" text:style-name="L27">
        <text:list-item>
          <text:list>
            <text:list-item>
              <text:p text:style-name="P36">Dispersal</text:p>
            </text:list-item>
            <text:list-item>
              <text:p text:style-name="P36">Dispersal</text:p>
            </text:list-item>
            <text:list-item>
              <text:p text:style-name="P36">Dispersal</text:p>
            </text:list-item>
            <text:list-item>
              <text:p text:style-name="P36">Dispersal</text:p>
            </text:list-item>
          </text:list>
        </text:list-item>
      </text:list>
      <text:list xml:id="list141950478749574" text:continue-list="list9111626809035208541" text:style-name="L26">
        <text:list-header>
          <text:p text:style-name="P35"/>
        </text:list-header>
        <text:list-item>
          <text:p text:style-name="P35">Achievements:</text:p>
        </text:list-item>
      </text:list>
      <text:list xml:id="list4677847079704159928" text:style-name="L28">
        <text:list-item>
          <text:list>
            <text:list-item>
              <text:p text:style-name="P37">Joining forces: Success -&gt; Dibuix</text:p>
            </text:list-item>
            <text:list-item>
              <text:p text:style-name="P37">Perfection 9: Perfect -&gt; Neanderthal extinction</text:p>
            </text:list-item>
            <text:list-item>
              <text:p text:style-name="P37">Easy Peasy: No Boosts -&gt; <text:span text:style-name="T5">Text reproducció en caçadors/recolectors</text:span></text:p>
            </text:list-item>
          </text:list>
        </text:list-item>
      </text:list>
      <text:list xml:id="list141950071128347" text:continue-list="list141950478749574" text:style-name="L26">
        <text:list-header>
          <text:p text:style-name="P35"/>
        </text:list-header>
        <text:list-item>
          <text:p text:style-name="P35">Story:</text:p>
          <text:list>
            <text:list-item>
              <text:p text:style-name="P35">Dibu: Zho'll passant vora l'esquelet d'una espècie extingida</text:p>
            </text:list-item>
            <text:list-item>
              <text:p text:style-name="P35">Contingut: Estan a prop de conquerir tot el planeta, són l'espècie elegida</text:p>
            </text:list-item>
            <text:list-item>
              <text:p text:style-name="P35">Text: "The Zho'll will succeed where others failed."</text:p>
            </text:list-item>
          </text:list>
        </text:list-item>
      </text:list>
      <text:p text:style-name="P2"/>
      <text:p text:style-name="P2"/>
      <text:p text:style-name="P3">10 - Last dispersal</text:p>
      <text:p text:style-name="P2"/>
      <text:list xml:id="list5819012032104161945" text:style-name="L29">
        <text:list-item>
          <text:p text:style-name="P38">Atributs:</text:p>
          <text:list>
            <text:list-item>
              <text:p text:style-name="P38">Influence </text:p>
            </text:list-item>
            <text:list-item>
              <text:p text:style-name="P38">Warfare</text:p>
            </text:list-item>
            <text:list-item>
              <text:p text:style-name="P38">Technology</text:p>
            </text:list-item>
          </text:list>
        </text:list-item>
      </text:list>
      <text:p text:style-name="P2"/>
      <text:list xml:id="list141951156204914" text:continue-numbering="true" text:style-name="L29">
        <text:list-item>
          <text:p text:style-name="P38">Poders:</text:p>
          <text:list>
            <text:list-item>
              <text:p text:style-name="P38">Reproduction</text:p>
            </text:list-item>
            <text:list-item>
              <text:p text:style-name="P38">Resistance</text:p>
            </text:list-item>
          </text:list>
          <text:p text:style-name="P38"/>
        </text:list-item>
        <text:list-item>
          <text:p text:style-name="P38">Goals:</text:p>
        </text:list-item>
      </text:list>
      <text:list xml:id="list2537848224774056297" text:style-name="L30">
        <text:list-item>
          <text:list>
            <text:list-item>
              <text:p text:style-name="P39">Dispersal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</text:list>
        </text:list-item>
      </text:list>
      <text:list xml:id="list141949899453981" text:continue-list="list141951156204914" text:style-name="L29">
        <text:list-header>
          <text:p text:style-name="P38"/>
        </text:list-header>
        <text:list-item>
          <text:p text:style-name="P38">Achievements:</text:p>
        </text:list-item>
      </text:list>
      <text:list xml:id="list4041792975534685560" text:style-name="L31">
        <text:list-item>
          <text:list>
            <text:list-item>
              <text:p text:style-name="P40">Find a way: Success -&gt; Dibuix</text:p>
            </text:list-item>
            <text:list-item>
              <text:p text:style-name="P41">Perfection 10: Perfect -&gt; logo murphy's toast</text:p>
            </text:list-item>
            <text:list-item>
              <text:p text:style-name="P40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41951312759001" text:continue-list="list141949899453981" text:style-name="L29">
        <text:list-header>
          <text:p text:style-name="P38"/>
        </text:list-header>
        <text:list-item>
          <text:p text:style-name="P38">Story:</text:p>
          <text:list>
            <text:list-item>
              <text:p text:style-name="P38">Dibu: Poblat vora un llac</text:p>
            </text:list-item>
            <text:list-item>
              <text:p text:style-name="P38">Contingut: Pas de ser nòmades a sedentaris, cansats de seguir les ordres dels Guies</text:p>
            </text:list-item>
            <text:list-item>
              <text:p text:style-name="P38">Text: "Why do we have to obey the Guides and move again?"</text:p>
            </text:list-item>
          </text:list>
        </text:list-item>
      </text:list>
      <text:p text:style-name="P2"/>
      <text:p text:style-name="P2"/>
      <text:p text:style-name="P3"><text:span text:style-name="T1">1</text:span>1 - Intro Explotació</text:p>
      <text:p text:style-name="P2"/>
      <text:list xml:id="list3625317810766474314" text:style-name="L32">
        <text:list-item>
          <text:p text:style-name="P42">Anar a 2 llocs, en cada un explotar un tipus de recurs: 1) minerals i 2) fusta. Al segon evitar sobreexplotació</text:p>
          <text:p text:style-name="P42"/>
        </text:list-item>
        <text:list-item>
          <text:p text:style-name="P42">Atributs:</text:p>
          <text:list>
            <text:list-item>
              <text:p text:style-name="P42">Exploitation</text:p>
            </text:list-item>
            <text:list-item>
              <text:p text:style-name="P42">Reproduction</text:p>
            </text:list-item>
            <text:list-item>
              <text:p text:style-name="P42">Technology</text:p>
            </text:list-item>
          </text:list>
          <text:p text:style-name="P42"/>
        </text:list-item>
        <text:list-item>
          <text:p text:style-name="P42">Poders:</text:p>
          <text:list>
            <text:list-item>
              <text:p text:style-name="P42">Resistance</text:p>
            </text:list-item>
            <text:list-item>
              <text:p text:style-name="P42">Mobility</text:p>
            </text:list-item>
          </text:list>
          <text:p text:style-name="P42"/>
        </text:list-item>
        <text:list-item>
          <text:p text:style-name="P42">Goals:</text:p>
        </text:list-item>
      </text:list>
      <text:list xml:id="list1546803583769446051" text:style-name="L33">
        <text:list-item>
          <text:list>
            <text:list-item>
              <text:p text:style-name="P43">Resources</text:p>
            </text:list-item>
            <text:list-item>
              <text:p text:style-name="P43">Resources</text:p>
            </text:list-item>
          </text:list>
        </text:list-item>
      </text:list>
      <text:list xml:id="list141950199851258" text:continue-list="list3625317810766474314" text:style-name="L32">
        <text:list-header>
          <text:p text:style-name="P42"/>
        </text:list-header>
        <text:list-item>
          <text:p text:style-name="P42">Achievements:</text:p>
        </text:list-item>
      </text:list>
      <text:list xml:id="list6189570233305667461" text:style-name="L34">
        <text:list-item>
          <text:list>
            <text:list-item>
              <text:p text:style-name="P71">?? : Success -&gt; Dibuix</text:p>
            </text:list-item>
            <text:list-item>
              <text:p text:style-name="P72"><text:span text:style-name="T19">Perfection 11</text:span> : Perfect -&gt; ??</text:p>
            </text:list-item>
            <text:list-item>
              <text:p text:style-name="P71">??</text:p>
            </text:list-item>
          </text:list>
        </text:list-item>
      </text:list>
      <text:list xml:id="list141949894748671" text:continue-list="list141950199851258" text:style-name="L32">
        <text:list-header>
          <text:p text:style-name="P42"/>
        </text:list-header>
        <text:list-item>
          <text:p text:style-name="P42">Story:</text:p>
          <text:list>
            <text:list-item>
              <text:p text:style-name="P42">Dibu: Símbols dels Guies en una cova</text:p>
            </text:list-item>
            <text:list-item>
              <text:p text:style-name="P42">Contingut: </text:p>
            </text:list-item>
            <text:list-item>
              <text:p text:style-name="P42">Text: ""</text:p>
            </text:list-item>
          </text:list>
        </text:list-item>
      </text:list>
      <text:p text:style-name="P2"/>
      <text:p text:style-name="P4"><text:span text:style-name="T2">1</text:span><text:span text:style-name="T3">2 - </text:span><text:span text:style-name="T2">Competició Exploitation</text:span></text:p>
      <text:p text:style-name="P2"/>
      <text:list xml:id="list7199540081913617514" text:style-name="L35">
        <text:list-item>
          <text:p text:style-name="P44">Competir contra una altra població pels recursos de bosc d'una zona determinada. Dues opcions: pujar influència o guerra mentre es puja exploitation i controlant sobreexplotació</text:p>
          <text:p text:style-name="P44"/>
        </text:list-item>
        <text:list-item>
          <text:p text:style-name="P44">Atributs:</text:p>
          <text:list>
            <text:list-item>
              <text:p text:style-name="P44">Exploitation</text:p>
            </text:list-item>
            <text:list-item>
              <text:p text:style-name="P44">Influence</text:p>
            </text:list-item>
            <text:list-item>
              <text:p text:style-name="P44">Reproduction</text:p>
            </text:list-item>
          </text:list>
          <text:p text:style-name="P44"/>
        </text:list-item>
        <text:list-item>
          <text:p text:style-name="P44">Poders:</text:p>
          <text:list>
            <text:list-item>
              <text:p text:style-name="P44">Reproduction</text:p>
            </text:list-item>
            <text:list-item>
              <text:p text:style-name="P44">Warfare</text:p>
            </text:list-item>
          </text:list>
          <text:p text:style-name="P44"/>
        </text:list-item>
        <text:list-item>
          <text:p text:style-name="P44">Goals:</text:p>
        </text:list-item>
      </text:list>
      <text:list xml:id="list6242551606705440868" text:style-name="L36">
        <text:list-item>
          <text:list>
            <text:list-item>
              <text:p text:style-name="P45">Resources </text:p>
            </text:list-item>
            <text:list-item>
              <text:p text:style-name="P45">Population</text:p>
            </text:list-item>
          </text:list>
        </text:list-item>
      </text:list>
      <text:list xml:id="list141950574188379" text:continue-list="list7199540081913617514" text:style-name="L35">
        <text:list-header>
          <text:p text:style-name="P44"/>
        </text:list-header>
        <text:list-item>
          <text:p text:style-name="P44">Achievements:</text:p>
        </text:list-item>
      </text:list>
      <text:list xml:id="list1326496930113429927" text:style-name="L37">
        <text:list-item>
          <text:list>
            <text:list-item>
              <text:p text:style-name="P73">?? : Success -&gt; Dibuix</text:p>
            </text:list-item>
            <text:list-item>
              <text:p text:style-name="P73"><text:span text:style-name="T19">Perfection 12</text:span> : Perfect -&gt; ??</text:p>
            </text:list-item>
            <text:list-item>
              <text:p text:style-name="P73">??</text:p>
            </text:list-item>
          </text:list>
        </text:list-item>
      </text:list>
      <text:list xml:id="list141949968251025" text:continue-list="list141950574188379" text:style-name="L35">
        <text:list-header>
          <text:p text:style-name="P44"/>
        </text:list-header>
        <text:list-item>
          <text:p text:style-name="P44">Story:</text:p>
          <text:list>
            <text:list-item>
              <text:p text:style-name="P44">Dibu: Escena d'enterrament</text:p>
            </text:list-item>
            <text:list-item>
              <text:p text:style-name="P44">Contingut: </text:p>
            </text:list-item>
            <text:list-item>
              <text:p text:style-name="P44">Text: ""</text:p>
            </text:list-item>
          </text:list>
        </text:list-item>
      </text:list>
      <text:p text:style-name="P2"/>
      <text:p text:style-name="P4"><text:span text:style-name="T2">1</text:span><text:span text:style-name="T3">3 - </text:span><text:span text:style-name="T2">Intro Trade</text:span></text:p>
      <text:p text:style-name="P2"/>
      <text:list xml:id="list8797455976977482620" text:style-name="L38">
        <text:list-item>
          <text:p text:style-name="P46">Agafar recursos d'una zona, arribar una altra amb ells i comerciar fins tenir XX de l'altre recurs</text:p>
          <text:p text:style-name="P46"/>
        </text:list-item>
        <text:list-item>
          <text:p text:style-name="P46">Atributs:</text:p>
          <text:list>
            <text:list-item>
              <text:p text:style-name="P46">Exploitation</text:p>
            </text:list-item>
            <text:list-item>
              <text:p text:style-name="P46">Trade</text:p>
            </text:list-item>
            <text:list-item>
              <text:p text:style-name="P46">Reproduction</text:p>
            </text:list-item>
          </text:list>
          <text:p text:style-name="P46"/>
        </text:list-item>
        <text:list-item>
          <text:p text:style-name="P46">Poders:</text:p>
          <text:list>
            <text:list-item>
              <text:p text:style-name="P46">Mobility</text:p>
            </text:list-item>
            <text:list-item>
              <text:p text:style-name="P46">Influence</text:p>
            </text:list-item>
          </text:list>
          <text:p text:style-name="P46"/>
        </text:list-item>
        <text:list-item>
          <text:p text:style-name="P46">Goals:</text:p>
        </text:list-item>
      </text:list>
      <text:list xml:id="list3262379638226004429" text:style-name="L39">
        <text:list-item>
          <text:list>
            <text:list-item>
              <text:p text:style-name="P47">Resources</text:p>
            </text:list-item>
            <text:list-item>
              <text:p text:style-name="P47">Dispersal</text:p>
            </text:list-item>
            <text:list-item>
              <text:p text:style-name="P47">Resources</text:p>
            </text:list-item>
          </text:list>
        </text:list-item>
      </text:list>
      <text:list xml:id="list141950692456560" text:continue-list="list8797455976977482620" text:style-name="L38">
        <text:list-item>
          <text:p text:style-name="P46"/>
        </text:list-item>
        <text:list-item>
          <text:p text:style-name="P46">Achievements:</text:p>
        </text:list-item>
      </text:list>
      <text:list xml:id="list5500708449821255499" text:style-name="L40">
        <text:list-item>
          <text:list>
            <text:list-item>
              <text:p text:style-name="P74">?? : Success -&gt; Dibuix</text:p>
            </text:list-item>
            <text:list-item>
              <text:p text:style-name="P75"><text:span text:style-name="T19">Perfection 13</text:span> : Perfect -&gt; ??</text:p>
            </text:list-item>
            <text:list-item>
              <text:p text:style-name="P74">??</text:p>
            </text:list-item>
          </text:list>
        </text:list-item>
      </text:list>
      <text:list xml:id="list141950612552168" text:continue-list="list141950692456560" text:style-name="L38">
        <text:list-header>
          <text:p text:style-name="P46"/>
        </text:list-header>
        <text:list-item>
          <text:p text:style-name="P46">Story:</text:p>
          <text:list>
            <text:list-item>
              <text:p text:style-name="P46">Dibu: Aixecament d'un menhir amb el símbol dels Guies</text:p>
            </text:list-item>
            <text:list-item>
              <text:p text:style-name="P46">Contingut: </text:p>
            </text:list-item>
            <text:list-item>
              <text:p text:style-name="P46">Text: ""</text:p>
            </text:list-item>
          </text:list>
        </text:list-item>
      </text:list>
      <text:p text:style-name="P2"/>
      <text:p text:style-name="P4"><text:span text:style-name="T2">1</text:span><text:span text:style-name="T3">4 - </text:span><text:span text:style-name="T2">Trade + Warfare</text:span></text:p>
      <text:p text:style-name="P2"/>
      <text:list xml:id="list5921813206566876282" text:style-name="L41">
        <text:list-item>
          <text:p text:style-name="P48">Aconseguir un recurs que no es té a través de warfare mentre una tercera població també el vol</text:p>
          <text:p text:style-name="P48"/>
        </text:list-item>
        <text:list-item>
          <text:p text:style-name="P48">Atributs:</text:p>
          <text:list>
            <text:list-item>
              <text:p text:style-name="P48">Trade</text:p>
            </text:list-item>
            <text:list-item>
              <text:p text:style-name="P48">Warfare</text:p>
            </text:list-item>
            <text:list-item>
              <text:p text:style-name="P48">Reproduction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Mobility</text:p>
            </text:list-item>
            <text:list-item>
              <text:p text:style-name="P48">Influence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071690878167749091" text:style-name="L42">
        <text:list-item>
          <text:list>
            <text:list-item>
              <text:p text:style-name="P49">Dispersal</text:p>
            </text:list-item>
            <text:list-item>
              <text:p text:style-name="P49">Population</text:p>
            </text:list-item>
            <text:list-item>
              <text:p text:style-name="P49">Resources</text:p>
            </text:list-item>
          </text:list>
        </text:list-item>
      </text:list>
      <text:list xml:id="list141951697498335" text:continue-list="list5921813206566876282" text:style-name="L41">
        <text:list-header>
          <text:p text:style-name="P48"/>
        </text:list-header>
        <text:list-item>
          <text:p text:style-name="P48">Achievements:</text:p>
        </text:list-item>
      </text:list>
      <text:list xml:id="list2463366374823871048" text:style-name="L43">
        <text:list-item>
          <text:list>
            <text:list-item>
              <text:p text:style-name="P76">?? : Success -&gt; Dibuix</text:p>
            </text:list-item>
            <text:list-item>
              <text:p text:style-name="P77"><text:span text:style-name="T19">Perfection 14</text:span> : Perfect -&gt; ??</text:p>
            </text:list-item>
            <text:list-item>
              <text:p text:style-name="P76">??</text:p>
            </text:list-item>
          </text:list>
        </text:list-item>
      </text:list>
      <text:list xml:id="list141951613418372" text:continue-list="list141951697498335" text:style-name="L41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Escena de domesticació animals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>1<text:span text:style-name="T1">5 - </text:span>Trade + War/Influence</text:p>
      <text:p text:style-name="P2"/>
      <text:list xml:id="list912532412920891662" text:style-name="L44">
        <text:list-item>
          <text:p text:style-name="P50">Agafar fusta i canviar-lo per metalls a on hi ha una altra població mitjançant trade, influence o warfare</text:p>
          <text:p text:style-name="P50"/>
        </text:list-item>
        <text:list-item>
          <text:p text:style-name="P50">Atributs: </text:p>
          <text:list>
            <text:list-item>
              <text:p text:style-name="P50">Trade</text:p>
            </text:list-item>
            <text:list-item>
              <text:p text:style-name="P50">Influence</text:p>
            </text:list-item>
            <text:list-item>
              <text:p text:style-name="P50">Mobility </text:p>
            </text:list-item>
          </text:list>
          <text:p text:style-name="P50"/>
        </text:list-item>
        <text:list-item>
          <text:p text:style-name="P50">Poders:</text:p>
          <text:list>
            <text:list-item>
              <text:p text:style-name="P50">Reproduction</text:p>
            </text:list-item>
            <text:list-item>
              <text:p text:style-name="P50">Warfare</text:p>
            </text:list-item>
          </text:list>
          <text:p text:style-name="P50"/>
        </text:list-item>
        <text:list-item>
          <text:p text:style-name="P50">Goals:</text:p>
        </text:list-item>
      </text:list>
      <text:list xml:id="list6299787753209958397" text:style-name="L45">
        <text:list-item>
          <text:list>
            <text:list-item>
              <text:p text:style-name="P51">Resources </text:p>
            </text:list-item>
            <text:list-item>
              <text:p text:style-name="P51">Resources</text:p>
            </text:list-item>
            <text:list-item>
              <text:p text:style-name="P51">Population</text:p>
            </text:list-item>
          </text:list>
        </text:list-item>
      </text:list>
      <text:list xml:id="list141951737529609" text:continue-list="list912532412920891662" text:style-name="L44">
        <text:list-header>
          <text:p text:style-name="P50"/>
        </text:list-header>
        <text:list-item>
          <text:p text:style-name="P50">Achievements:</text:p>
        </text:list-item>
      </text:list>
      <text:list xml:id="list7230482406403412898" text:style-name="L46">
        <text:list-item>
          <text:list>
            <text:list-item>
              <text:p text:style-name="P78">?? : Success -&gt; Dibuix</text:p>
            </text:list-item>
            <text:list-item>
              <text:p text:style-name="P79"><text:span text:style-name="T19">Perfection 15</text:span> : Perfect -&gt; ??</text:p>
            </text:list-item>
            <text:list-item>
              <text:p text:style-name="P78">??</text:p>
            </text:list-item>
          </text:list>
        </text:list-item>
      </text:list>
      <text:list xml:id="list141950308678405" text:continue-list="list141951737529609" text:style-name="L44">
        <text:list-header>
          <text:p text:style-name="P50"/>
        </text:list-header>
        <text:list-item>
          <text:p text:style-name="P50">Story:</text:p>
          <text:list>
            <text:list-item>
              <text:p text:style-name="P50">Dibu: Escena d'agricultura</text:p>
            </text:list-item>
            <text:list-item>
              <text:p text:style-name="P50">Contingut: </text:p>
            </text:list-item>
            <text:list-item>
              <text:p text:style-name="P50">Text: ""</text:p>
            </text:list-item>
          </text:list>
        </text:list-item>
      </text:list>
      <text:p text:style-name="P2"/>
      <text:p text:style-name="P3">16 - Terraforming</text:p>
      <text:p text:style-name="P2"/>
      <text:list xml:id="list5290473832432577982" text:style-name="L47">
        <text:list-item>
          <text:p text:style-name="P52">Transformar una zona àrida en una de ben cultivada</text:p>
          <text:p text:style-name="P52"/>
        </text:list-item>
        <text:list-item>
          <text:p text:style-name="P52">Atributs:</text:p>
          <text:list>
            <text:list-item>
              <text:p text:style-name="P52">Terraforming</text:p>
            </text:list-item>
            <text:list-item>
              <text:p text:style-name="P52">Technology</text:p>
            </text:list-item>
            <text:list-item>
              <text:p text:style-name="P52">Mobility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</text:p>
            </text:list-item>
            <text:list-item>
              <text:p text:style-name="P52">Resistance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6654797603891612857" text:style-name="L48">
        <text:list-item>
          <text:list>
            <text:list-item>
              <text:p text:style-name="P53">Dispersal</text:p>
            </text:list-item>
            <text:list-item>
              <text:p text:style-name="P53">Population</text:p>
            </text:list-item>
          </text:list>
        </text:list-item>
      </text:list>
      <text:list xml:id="list141951709079057" text:continue-list="list5290473832432577982" text:style-name="L47">
        <text:list-header>
          <text:p text:style-name="P52"/>
        </text:list-header>
        <text:list-item>
          <text:p text:style-name="P52">Achievements:</text:p>
        </text:list-item>
      </text:list>
      <text:list xml:id="list4552536829480435108" text:style-name="L49">
        <text:list-item>
          <text:list>
            <text:list-item>
              <text:p text:style-name="P80">?? : Success -&gt; Dibuix</text:p>
            </text:list-item>
            <text:list-item>
              <text:p text:style-name="P81"><text:span text:style-name="T19">Perfection 16</text:span> : Perfect -&gt; ??</text:p>
            </text:list-item>
            <text:list-item>
              <text:p text:style-name="P80">??</text:p>
            </text:list-item>
          </text:list>
        </text:list-item>
      </text:list>
      <text:list xml:id="list141949657882851" text:continue-list="list141951709079057" text:style-name="L47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e pesca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2"/>
      <text:p text:style-name="P2"/>
      <text:p text:style-name="P3">17 - Terraforming + Exploitation</text:p>
      <text:p text:style-name="P2"/>
      <text:list xml:id="list3028734364574512967" text:style-name="L50">
        <text:list-item>
          <text:p text:style-name="P54">Expandir una població mitjançant terraforming mentre es recolecta un recurs (cal evitar sobreexplotació)</text:p>
          <text:p text:style-name="P54"/>
        </text:list-item>
        <text:list-item>
          <text:p text:style-name="P54">Atributs:</text:p>
          <text:list>
            <text:list-item>
              <text:p text:style-name="P54">Terraform</text:p>
            </text:list-item>
            <text:list-item>
              <text:p text:style-name="P54">Exploitation</text:p>
            </text:list-item>
            <text:list-item>
              <text:p text:style-name="P54">Reproduction</text:p>
            </text:list-item>
          </text:list>
          <text:p text:style-name="P54"/>
        </text:list-item>
        <text:list-item>
          <text:p text:style-name="P54">Poders:</text:p>
          <text:list>
            <text:list-item>
              <text:p text:style-name="P54">Resistance</text:p>
            </text:list-item>
            <text:list-item>
              <text:p text:style-name="P54">Reproduction</text:p>
            </text:list-item>
          </text:list>
          <text:p text:style-name="P54"/>
        </text:list-item>
        <text:list-item>
          <text:p text:style-name="P54">Goals:</text:p>
        </text:list-item>
      </text:list>
      <text:list xml:id="list814464551029328285" text:style-name="L51">
        <text:list-item>
          <text:list>
            <text:list-item>
              <text:p text:style-name="P55">Population</text:p>
            </text:list-item>
            <text:list-item>
              <text:p text:style-name="P55">Dispersal</text:p>
            </text:list-item>
            <text:list-item>
              <text:p text:style-name="P55">Resources</text:p>
            </text:list-item>
          </text:list>
        </text:list-item>
      </text:list>
      <text:list xml:id="list141951602776013" text:continue-list="list3028734364574512967" text:style-name="L50">
        <text:list-header>
          <text:p text:style-name="P54"/>
        </text:list-header>
        <text:list-item>
          <text:p text:style-name="P54">Achievements:</text:p>
        </text:list-item>
      </text:list>
      <text:list xml:id="list7717236362651815845" text:style-name="L52">
        <text:list-item>
          <text:list>
            <text:list-item>
              <text:p text:style-name="P82">?? : Success -&gt; Dibuix</text:p>
            </text:list-item>
            <text:list-item>
              <text:p text:style-name="P56"><text:span text:style-name="T19">Perfection 17</text:span> : Perfect-<text:span text:style-name="T20">&gt; img miners de sulfur a java</text:span></text:p>
            </text:list-item>
            <text:list-item>
              <text:p text:style-name="P56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41950823883530" text:continue-list="list141951602776013" text:style-name="L50">
        <text:list-header>
          <text:p text:style-name="P54"/>
        </text:list-header>
        <text:list-item>
          <text:p text:style-name="P54">Story:</text:p>
          <text:list>
            <text:list-item>
              <text:p text:style-name="P54">Dibu: Escena de Guerra</text:p>
            </text:list-item>
            <text:list-item>
              <text:p text:style-name="P54">Contingut: </text:p>
            </text:list-item>
            <text:list-item>
              <text:p text:style-name="P54">Text: ""</text:p>
            </text:list-item>
          </text:list>
        </text:list-item>
      </text:list>
      <text:p text:style-name="P2"/>
      <text:p text:style-name="P3">18 - Terraforming + Exploitation + War/Influence</text:p>
      <text:p text:style-name="P2"/>
      <text:list xml:id="list1990213901336242943" text:style-name="L53">
        <text:list-item>
          <text:p text:style-name="P57">Expandir una població mitjançant terraforming mentre es competeix per un recurs amb una altra cultura</text:p>
          <text:p text:style-name="P57"/>
        </text:list-item>
        <text:list-item>
          <text:p text:style-name="P57">Atributs:</text:p>
          <text:list>
            <text:list-item>
              <text:p text:style-name="P57">Terraform</text:p>
            </text:list-item>
            <text:list-item>
              <text:p text:style-name="P57">Exploitation</text:p>
            </text:list-item>
            <text:list-item>
              <text:p text:style-name="P57">Trade</text:p>
            </text:list-item>
          </text:list>
          <text:p text:style-name="P57"/>
        </text:list-item>
        <text:list-item>
          <text:p text:style-name="P57">Poders:</text:p>
          <text:list>
            <text:list-item>
              <text:p text:style-name="P57">Warfare</text:p>
            </text:list-item>
            <text:list-item>
              <text:p text:style-name="P57">Influence</text:p>
            </text:list-item>
          </text:list>
          <text:p text:style-name="P57"/>
        </text:list-item>
        <text:list-item>
          <text:p text:style-name="P57">Goals:</text:p>
        </text:list-item>
      </text:list>
      <text:list xml:id="list3136391580388173160" text:style-name="L54">
        <text:list-item>
          <text:list>
            <text:list-item>
              <text:p text:style-name="P58">Population</text:p>
            </text:list-item>
            <text:list-item>
              <text:p text:style-name="P58">Resources</text:p>
            </text:list-item>
            <text:list-item>
              <text:p text:style-name="P58">Resources</text:p>
            </text:list-item>
          </text:list>
        </text:list-item>
      </text:list>
      <text:list xml:id="list141949869258840" text:continue-list="list1990213901336242943" text:style-name="L53">
        <text:list-header>
          <text:p text:style-name="P57"/>
        </text:list-header>
        <text:list-item>
          <text:p text:style-name="P57">Achievements:</text:p>
        </text:list-item>
      </text:list>
      <text:list xml:id="list1171348227751190328" text:style-name="L55">
        <text:list-item>
          <text:list>
            <text:list-item>
              <text:p text:style-name="P83">?? : Success -&gt; Dibuix</text:p>
            </text:list-item>
            <text:list-item>
              <text:p text:style-name="P83">?? : Perfect -&gt; ??</text:p>
            </text:list-item>
            <text:list-item>
              <text:p text:style-name="P83">??</text:p>
            </text:list-item>
          </text:list>
        </text:list-item>
      </text:list>
      <text:list xml:id="list141950810997890" text:continue-list="list141949869258840" text:style-name="L53">
        <text:list-header>
          <text:p text:style-name="P57"/>
        </text:list-header>
        <text:list-item>
          <text:p text:style-name="P57">Story:</text:p>
          <text:list>
            <text:list-item>
              <text:p text:style-name="P57">Dibu: Escena d'intercanvi entre animals i un carro</text:p>
            </text:list-item>
            <text:list-item>
              <text:p text:style-name="P57">Contingut: </text:p>
            </text:list-item>
            <text:list-item>
              <text:p text:style-name="P57">Text: ""</text:p>
            </text:list-item>
          </text:list>
        </text:list-item>
      </text:list>
      <text:p text:style-name="P3">19 - Terraforming + Exploitation + Trade</text:p>
      <text:p text:style-name="P2"/>
      <text:list xml:id="list1094900608586831154" text:style-name="L56">
        <text:list-item>
          <text:p text:style-name="P59">Aconseguir els objectius per crear la primera ciutat</text:p>
          <text:p text:style-name="P59"/>
        </text:list-item>
        <text:list-item>
          <text:p text:style-name="P59">Atributs:</text:p>
          <text:list>
            <text:list-item>
              <text:p text:style-name="P59">Terraform</text:p>
            </text:list-item>
            <text:list-item>
              <text:p text:style-name="P59">Trade</text:p>
            </text:list-item>
            <text:list-item>
              <text:p text:style-name="P59">Exploitation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Influence</text:p>
            </text:list-item>
            <text:list-item>
              <text:p text:style-name="P59">Mobility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7490340160705666133" text:style-name="L57">
        <text:list-item>
          <text:list>
            <text:list-item>
              <text:p text:style-name="P60">Resources</text:p>
            </text:list-item>
            <text:list-item>
              <text:p text:style-name="P60">Resources</text:p>
            </text:list-item>
            <text:list-item>
              <text:p text:style-name="P60">Resources</text:p>
            </text:list-item>
          </text:list>
        </text:list-item>
      </text:list>
      <text:list xml:id="list141951010328889" text:continue-list="list1094900608586831154" text:style-name="L56">
        <text:list-header>
          <text:p text:style-name="P59"/>
        </text:list-header>
        <text:list-item>
          <text:p text:style-name="P59">Achievements:</text:p>
        </text:list-item>
      </text:list>
      <text:list xml:id="list5185612939663678346" text:style-name="L58">
        <text:list-item>
          <text:list>
            <text:list-item>
              <text:p text:style-name="P84">?? : Success -&gt; Dibuix</text:p>
            </text:list-item>
            <text:list-item>
              <text:p text:style-name="P84">?? : Perfect -&gt; ??</text:p>
            </text:list-item>
            <text:list-item>
              <text:p text:style-name="P84">??</text:p>
            </text:list-item>
          </text:list>
        </text:list-item>
      </text:list>
      <text:list xml:id="list141951349549948" text:continue-list="list141951010328889" text:style-name="L56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Ciutat al fons, i nau a la dreta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2"/>
      <text:p text:style-name="P3">20 - Terraforming + Warfare </text:p>
      <text:p text:style-name="P2"/>
      <text:list xml:id="list6555452382452358229" text:style-name="L59">
        <text:list-item>
          <text:p text:style-name="P61">La població t'ha desobeït i vol conquerir una zona a on hi ha una altra espècie que se suposa que no van coincidir fins molts segles després. Has d'evitar que els bots no desapareguin.</text:p>
          <text:p text:style-name="P61"/>
        </text:list-item>
        <text:list-item>
          <text:p text:style-name="P61">Atributs:</text:p>
          <text:list>
            <text:list-item>
              <text:p text:style-name="P61">Terraform</text:p>
            </text:list-item>
            <text:list-item>
              <text:p text:style-name="P61">Reproduction</text:p>
            </text:list-item>
            <text:list-item>
              <text:p text:style-name="P61">Warfare</text:p>
            </text:list-item>
          </text:list>
          <text:p text:style-name="P61"/>
        </text:list-item>
        <text:list-item>
          <text:p text:style-name="P61">Poders:</text:p>
          <text:list>
            <text:list-item>
              <text:p text:style-name="P61">Influence</text:p>
            </text:list-item>
            <text:list-item>
              <text:p text:style-name="P61">Mobility</text:p>
            </text:list-item>
          </text:list>
          <text:p text:style-name="P61"/>
        </text:list-item>
        <text:list-item>
          <text:p text:style-name="P61">Goals:</text:p>
        </text:list-item>
      </text:list>
      <text:list xml:id="list8783636395478638846" text:style-name="L60">
        <text:list-item>
          <text:p text:style-name="P62">Population</text:p>
        </text:list-item>
        <text:list-item>
          <text:p text:style-name="P62">Dispersal</text:p>
        </text:list-item>
        <text:list-item>
          <text:p text:style-name="P62">Population </text:p>
        </text:list-item>
      </text:list>
      <text:list xml:id="list141951094720387" text:continue-list="list6555452382452358229" text:style-name="L59">
        <text:list-header>
          <text:p text:style-name="P61"/>
        </text:list-header>
        <text:list-item>
          <text:p text:style-name="P61">Achievements:</text:p>
        </text:list-item>
      </text:list>
      <text:list xml:id="list8015627640080161544" text:style-name="L61">
        <text:list-item>
          <text:p text:style-name="P63"><text:span text:style-name="T18">Humans go home!</text:span> : Success -&gt; Dibuix</text:p>
        </text:list-item>
        <text:list-item>
          <text:p text:style-name="P63"><text:span text:style-name="T22">That's no moon: </text:span>Perfect<text:span text:style-name="T19">ion </text:span>&gt; <text:span text:style-name="T4">Imatge: arrivada a la lluna</text:span></text:p>
        </text:list-item>
        <text:list-item>
          <text:p text:style-name="P63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41951222672207" text:continue-list="list141951094720387" text:style-name="L59">
        <text:list-header>
          <text:p text:style-name="P61"/>
        </text:list-header>
        <text:list-item>
          <text:p text:style-name="P61">Story:</text:p>
          <text:list>
            <text:list-item>
              <text:p text:style-name="P61">Dibu: Fi del culte als Guies, destrucció dels símbols mentre la nau marxa</text:p>
            </text:list-item>
            <text:list-item>
              <text:p text:style-name="P61">Contingut: </text:p>
            </text:list-item>
            <text:list-item>
              <text:p text:style-name="P61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10T14:19:49.524642301</dc:date>
    <dc:creator>Xavier Rubio Campillo</dc:creator>
    <meta:editing-duration>PT9H55M46S</meta:editing-duration>
    <meta:editing-cycles>41</meta:editing-cycles>
    <meta:generator>LibreOffice/4.2.8.2$Linux_X86_64 LibreOffice_project/42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688" meta:character-count="8299" meta:non-whitespace-character-count="7475"/>
  </office:meta>
</office:document-meta>
</file>